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9" style:family="paragraph" style:parent-style-name="Text_20_body">
      <style:paragraph-properties fo:margin-top="0cm" fo:margin-bottom="0cm" fo:line-height="138%" style:writing-mode="lr-tb"/>
    </style:style>
    <style:style style:name="P10" style:family="paragraph" style:parent-style-name="Table_20_Contents">
      <style:text-properties style:language-asian="ja" style:country-asian="JP"/>
    </style:style>
    <style:style style:name="P11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3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-asian="Arial1" style:font-size-asian="10.5pt" style:font-style-asian="normal" style:font-weight-asian="normal"/>
    </style:style>
    <style:style style:name="T4" style:family="text">
      <style:text-properties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7" style:family="text">
      <style:text-properties style:font-name="Times New Roman1"/>
    </style:style>
    <style:style style:name="T8" style:family="text">
      <style:text-properties style:font-name-asian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a87af2a4-7fff-857a-ee7d-75c8a8b3d74a"/>----------------------------------------------------------------- [20190801_140403]</text:p>
      <text:p text:style-name="P5">お疲れ様です。</text:p>
      <text:p text:style-name="Text_20_body"/>
      <text:p text:style-name="P6">今週分の交通費請求書です。</text:p>
      <text:p text:style-name="P6">よろしくお願いします。</text:p>
      <text:p text:style-name="Text_20_body"/>
      <text:p text:style-name="P6">岩淵</text:p>
      <text:p text:style-name="Text_20_body"/>
      <text:p text:style-name="P7"><text:span text:style-name="T1">========== </text:span><text:span text:style-name="T3">記 </text:span><text:span text:style-name="T1">==========</text:span></text:p>
      <text:p text:style-name="P5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1">期間</text:p>
          </table:table-cell>
          <table:table-cell table:style-name="表1.A1" office:value-type="string">
            <text:p text:style-name="P16"><text:span text:style-name="T2">2019.7.29(</text:span><text:span text:style-name="T4">月</text:span><text:span text:style-name="T2">) ~ 2019.8.4(</text:span><text:span text:style-name="T4">日</text:span><text:span text:style-name="T2">)</text:span></text:p>
          </table:table-cell>
        </table:table-row>
        <table:table-row>
          <table:table-cell table:style-name="表1.A1" office:value-type="string">
            <text:p text:style-name="P12">合計</text:p>
          </table:table-cell>
          <table:table-cell table:style-name="表1.A1" office:value-type="string">
            <text:p text:style-name="P13"><text:span text:style-name="T4">￥</text:span><text:span text:style-name="T2">1,048 </text:span><text:span text:style-name="T4">円</text:span></text:p>
          </table:table-cell>
        </table:table-row>
        <table:table-row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5">-</text:p>
          </table:table-cell>
        </table:table-row>
      </table:table>
      <text:p text:style-name="Text_20_body"/>
      <text:p text:style-name="P4">-----------------------------------------------------------------</text:p>
      <text:p text:style-name="P7"><text:span text:style-name="T4">【作業員　岩淵謙 </text:span><text:span text:style-name="T2">/ </text:span><text:span text:style-name="T4">交通費請求書】</text:span><text:span text:style-name="T2">2019.7.29(</text:span><text:span text:style-name="T4">月</text:span><text:span text:style-name="T2">) ~ 2019.8.4(</text:span><text:span text:style-name="T4">日</text:span><text:span text:style-name="T2">)</text:span></text:p>
      <text:p text:style-name="Text_20_body"/>
      <text:p text:style-name="P3">----------------------------------------------------------------- [20190810_163009]</text:p>
      <text:p text:style-name="P5">お疲れ様です。</text:p>
      <text:p text:style-name="Text_20_body"/>
      <text:p text:style-name="P6">今週分の交通費請求書です。</text:p>
      <text:p text:style-name="P6">よろしくお願いします。</text:p>
      <text:p text:style-name="Text_20_body"/>
      <text:p text:style-name="P6">岩淵</text:p>
      <text:p text:style-name="Text_20_body"/>
      <text:p text:style-name="P7"><text:span text:style-name="T1">========== </text:span><text:span text:style-name="T3">記 </text:span><text:span text:style-name="T1">==========</text:span></text:p>
      <text:p text:style-name="P9"><text:span text:style-name="T6">１．交通費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10">期間</text:p>
          </table:table-cell>
          <table:table-cell table:style-name="表3.C1" office:value-type="string">
            <text:p text:style-name="P8"><text:span text:style-name="T2">2019.8.5(</text:span><text:span text:style-name="T4">月</text:span><text:span text:style-name="T2">) ~ 2019.8.11(</text:span><text:span text:style-name="T4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10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6">￥</text:span><text:span text:style-name="T8"> 924</text:span><text:span text:style-name="T7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10">備考</text:p>
          </table:table-cell>
          <table:table-cell table:style-name="表3.C2" office:value-type="string">
            <text:p text:style-name="P10">-</text:p>
          </table:table-cell>
        </table:table-row>
      </table:table>
      <text:p text:style-name="P2"><text:span text:style-name="T5"/></text:p>
      <text:p text:style-name="P4">-----------------------------------------------------------------</text:p>
      <text:p text:style-name="P7"><text:span text:style-name="T4">【作業員　岩淵謙 </text:span><text:span text:style-name="T2">/ </text:span><text:span text:style-name="T4">交通費請求書】</text:span><text:span text:style-name="T2">2019.8.5(</text:span><text:span text:style-name="T4">月</text:span><text:span text:style-name="T2">) ~ 2019.8.11(</text:span><text:span text:style-name="T4">日</text:span><text:span text:style-name="T2">)</text:span></text:p>
      <text:p text:style-name="P3">----------------------------------------------------------------- [TEMPLATE] 20190801_140505</text:p>
      <text:p text:style-name="P3">----------------------------------------------------------------- [XXX]</text:p>
      <text:p text:style-name="P5">お疲れ様です。</text:p>
      <text:p text:style-name="Text_20_body"><text:soft-page-break/></text:p>
      <text:p text:style-name="P6">今週分の交通費請求書です。</text:p>
      <text:p text:style-name="P6">よろしくお願いします。</text:p>
      <text:p text:style-name="Text_20_body"/>
      <text:p text:style-name="P6">岩淵</text:p>
      <text:p text:style-name="Text_20_body"/>
      <text:p text:style-name="P7"><text:span text:style-name="T1">========== </text:span><text:span text:style-name="T3">記 </text:span><text:span text:style-name="T1">==========</text:span></text:p>
      <text:p text:style-name="P5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1">期間</text:p>
          </table:table-cell>
          <table:table-cell table:style-name="表2.A1" office:value-type="string">
            <text:p text:style-name="P16"><text:span text:style-name="T2">2019.7.29(</text:span><text:span text:style-name="T4">月</text:span><text:span text:style-name="T2">) ~ 2019.8.4(</text:span><text:span text:style-name="T4">日</text:span><text:span text:style-name="T2">)</text:span></text:p>
          </table:table-cell>
        </table:table-row>
        <table:table-row>
          <table:table-cell table:style-name="表2.A1" office:value-type="string">
            <text:p text:style-name="P12">合計</text:p>
          </table:table-cell>
          <table:table-cell table:style-name="表2.A1" office:value-type="string">
            <text:p text:style-name="P13"><text:span text:style-name="T4">￥</text:span><text:span text:style-name="T2">XXX </text:span><text:span text:style-name="T4">円</text:span></text:p>
          </table:table-cell>
        </table:table-row>
        <table:table-row>
          <table:table-cell table:style-name="表2.A1" office:value-type="string">
            <text:p text:style-name="P14">備考</text:p>
          </table:table-cell>
          <table:table-cell table:style-name="表2.A1" office:value-type="string">
            <text:p text:style-name="P15">-</text:p>
          </table:table-cell>
        </table:table-row>
      </table:table>
      <text:p text:style-name="Text_20_body"/>
      <text:p text:style-name="P4">-----------------------------------------------------------------</text:p>
      <text:p text:style-name="P7"><text:span text:style-name="T4">【作業員　岩淵謙 </text:span><text:span text:style-name="T2">/ </text:span><text:span text:style-name="T4">交通費請求書】</text:span><text:span text:style-name="T2">2019.7.15(</text:span><text:span text:style-name="T4">月</text:span><text:span text:style-name="T2">) ~ 2019.7.21(</text:span><text:span text:style-name="T4">日</text:span><text:span text:style-name="T2">)</text:span></text:p>
      <text:p text:style-name="Text_20_body"/>
      <text:p text:style-name="P3">/ ----------------------------------------------------------------- [TEMPLATE] 20190801_140505 /</text:p>
      <text:p text:style-name="Text_20_body"/>
      <text:p text:style-name="P4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19-08-10T17:49:55.78</dc:date>
    <dc:creator>iwabuchi ken</dc:creator>
    <meta:editing-duration>PT1H20M31S</meta:editing-duration>
    <meta:editing-cycles>2</meta:editing-cycles>
    <meta:generator>OpenOffice/4.1.3$Win32 OpenOffice.org_project/413m1$Build-9783</meta:generator>
    <meta:document-statistic meta:table-count="3" meta:image-count="0" meta:object-count="0" meta:page-count="2" meta:paragraph-count="52" meta:word-count="263" meta:character-count="1114"/>
  </office:meta>
</office:document-meta>
</file>